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1:CAUSE.A1 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Denier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table:style-name="ce5" office:value-type="percentage" office:value="0.003310824100177" calcext:value-type="percentage">
            <text:p>0.33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85242247427" calcext:value-type="percentage">
            <text:p>1.67%</text:p>
          </table:table-cell>
          <table:table-cell table:style-name="ce5" office:value-type="percentage" office:value="0.001540680521865" calcext:value-type="percentage">
            <text:p>0.15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table:style-name="ce5" office:value-type="percentage" office:value="0.003200605706026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38727329043" calcext:value-type="percentage">
            <text:p>1.71%</text:p>
          </table:table-cell>
          <table:table-cell table:style-name="ce5" office:value-type="percentage" office:value="0.001583095295454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table:style-name="ce5" office:value-type="percentage" office:value="0.003214170922467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35105889075" calcext:value-type="percentage">
            <text:p>1.70%</text:p>
          </table:table-cell>
          <table:table-cell table:style-name="ce5" office:value-type="percentage" office:value="0.001357094389486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table:style-name="ce5"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table:style-name="ce5"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table:style-name="ce5"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table:style-name="ce5"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table:style-name="ce5"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007308574827909" calcext:value-type="percentage">
            <text:p>0.73%</text:p>
          </table:table-cell>
          <table:table-cell table:style-name="ce5"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007175784987388" calcext:value-type="percentage">
            <text:p>0.72%</text:p>
          </table:table-cell>
          <table:table-cell table:style-name="ce5" office:value-type="percentage" office:value="0.003044272418892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56519091937" calcext:value-type="percentage">
            <text:p>1.67%</text:p>
          </table:table-cell>
          <table:table-cell table:style-name="ce5" office:value-type="percentage" office:value="0.00104375054362" calcext:value-type="percentage">
            <text:p>0.10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5" office:value-type="string" calcext:value-type="string" table:number-columns-spanned="6" table:number-rows-spanned="1">
            <text:p>{Green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table:style-name="ce5"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table:style-name="ce5"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table:style-name="ce5"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table:style-name="ce5"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table:style-name="ce5" office:value-type="percentage" office:value="0.003310824100177" calcext:value-type="percentage">
            <text:p>0.33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85242247427" calcext:value-type="percentage">
            <text:p>1.67%</text:p>
          </table:table-cell>
          <table:table-cell table:style-name="ce5" office:value-type="percentage" office:value="0.001540680521865" calcext:value-type="percentage">
            <text:p>0.15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table:style-name="ce5" office:value-type="percentage" office:value="0.003200605706026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38727329043" calcext:value-type="percentage">
            <text:p>1.71%</text:p>
          </table:table-cell>
          <table:table-cell table:style-name="ce5" office:value-type="percentage" office:value="0.001583095295454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table:style-name="ce5" office:value-type="percentage" office:value="0.003214170922467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35105889075" calcext:value-type="percentage">
            <text:p>1.70%</text:p>
          </table:table-cell>
          <table:table-cell table:style-name="ce5" office:value-type="percentage" office:value="0.001357094389486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table:style-name="ce5"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table:style-name="ce5"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table:style-name="ce5"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table:style-name="ce5"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table:style-name="ce5"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007308574827909" calcext:value-type="percentage">
            <text:p>0.73%</text:p>
          </table:table-cell>
          <table:table-cell table:style-name="ce5"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007175784987388" calcext:value-type="percentage">
            <text:p>0.72%</text:p>
          </table:table-cell>
          <table:table-cell table:style-name="ce5" office:value-type="percentage" office:value="0.003044272418892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table:style-name="ce5" office:value-type="percentage" office:value="0.016656519091937" calcext:value-type="percentage">
            <text:p>1.67%</text:p>
          </table:table-cell>
          <table:table-cell table:style-name="ce5" office:value-type="percentage" office:value="0.00104375054362" calcext:value-type="percentage">
            <text:p>0.10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16"/>
          <table:table-cell table:style-name="ce16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Denier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office:value-type="percentage" office:value="0.003310824100177" calcext:value-type="percentage">
            <text:p>0.33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6685242247427" calcext:value-type="percentage">
            <text:p>1.67%</text:p>
          </table:table-cell>
          <table:table-cell table:style-name="ce5" office:value-type="percentage" office:value="0.001540680521865" calcext:value-type="percentage">
            <text:p>0.15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office:value-type="percentage" office:value="0.003200605706026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138727329043" calcext:value-type="percentage">
            <text:p>1.71%</text:p>
          </table:table-cell>
          <table:table-cell table:style-name="ce5" office:value-type="percentage" office:value="0.001583095295454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office:value-type="percentage" office:value="0.003214170922467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35105889075" calcext:value-type="percentage">
            <text:p>1.70%</text:p>
          </table:table-cell>
          <table:table-cell table:style-name="ce5" office:value-type="percentage" office:value="0.001357094389486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07308574827909" calcext:value-type="percentage">
            <text:p>0.73%</text:p>
          </table:table-cell>
          <table:table-cell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Denier} + {Weak,Strong} + CutCO2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office:value-type="percentage" office:value="0.004" calcext:value-type="percentage">
            <text:p>0.4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8" calcext:value-type="percentage">
            <text:p>1.38%</text:p>
          </table:table-cell>
          <table:table-cell table:style-name="ce5" office:value-type="percentage" office:value="0.0022" calcext:value-type="percentage">
            <text:p>0.2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office:value-type="percentage" office:value="0.003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9" calcext:value-type="percentage">
            <text:p>1.39%</text:p>
          </table:table-cell>
          <table:table-cell table:style-name="ce5" office:value-type="percentage" office:value="0.0017" calcext:value-type="percentage">
            <text:p>0.17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37" calcext:value-type="percentage">
            <text:p>1.37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0029" calcext:value-type="percentage">
            <text:p>0.29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table:style-name="ce5" office:value-type="percentage" office:value="0.0016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office:value-type="percentage" office:value="0.003310824100177" calcext:value-type="percentage">
            <text:p>0.33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6685242247427" calcext:value-type="percentage">
            <text:p>1.67%</text:p>
          </table:table-cell>
          <table:table-cell table:style-name="ce5" office:value-type="percentage" office:value="0.001540680521865" calcext:value-type="percentage">
            <text:p>0.15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office:value-type="percentage" office:value="0.003200605706026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138727329043" calcext:value-type="percentage">
            <text:p>1.71%</text:p>
          </table:table-cell>
          <table:table-cell table:style-name="ce5" office:value-type="percentage" office:value="0.001583095295454" calcext:value-type="percentage">
            <text:p>0.16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office:value-type="percentage" office:value="0.003214170922467" calcext:value-type="percentage">
            <text:p>0.32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35105889075" calcext:value-type="percentage">
            <text:p>1.70%</text:p>
          </table:table-cell>
          <table:table-cell table:style-name="ce5" office:value-type="percentage" office:value="0.001357094389486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office:value-type="percentage" office:value="0.00313537440059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41682036149" calcext:value-type="percentage">
            <text:p>1.70%</text:p>
          </table:table-cell>
          <table:table-cell table:style-name="ce5" office:value-type="percentage" office:value="0.001364810033198" calcext:value-type="percentage">
            <text:p>0.14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office:value-type="percentage" office:value="0.003078677309008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65754465983" calcext:value-type="percentage">
            <text:p>1.71%</text:p>
          </table:table-cell>
          <table:table-cell table:style-name="ce5" office:value-type="percentage" office:value="0.001216267578867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office:value-type="percentage" office:value="0.00306326827161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44338844598" calcext:value-type="percentage">
            <text:p>1.70%</text:p>
          </table:table-cell>
          <table:table-cell table:style-name="ce5" office:value-type="percentage" office:value="0.001217452774614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office:value-type="percentage" office:value="0.003025291436408" calcext:value-type="percentage">
            <text:p>0.30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143318139648" calcext:value-type="percentage">
            <text:p>1.71%</text:p>
          </table:table-cell>
          <table:table-cell table:style-name="ce5" office:value-type="percentage" office:value="0.001210116574563" calcext:value-type="percentage">
            <text:p>0.12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office:value-type="percentage" office:value="0.003057093282657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20573411551" calcext:value-type="percentage">
            <text:p>1.70%</text:p>
          </table:table-cell>
          <table:table-cell table:style-name="ce5" office:value-type="percentage" office:value="0.001074113856069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07308574827909" calcext:value-type="percentage">
            <text:p>0.73%</text:p>
          </table:table-cell>
          <table:table-cell office:value-type="percentage" office:value="0.00310189513045" calcext:value-type="percentage">
            <text:p>0.31%</text:p>
          </table:table-cell>
          <table:table-cell table:style-name="ce5" office:value-type="percentage" office:value="0" calcext:value-type="percentage">
            <text:p>0.00%</text:p>
          </table:table-cell>
          <table:table-cell office:value-type="percentage" office:value="0.017081669074531" calcext:value-type="percentage">
            <text:p>1.71%</text:p>
          </table:table-cell>
          <table:table-cell table:style-name="ce5" office:value-type="percentage" office:value="0.001062292852894" calcext:value-type="percentage">
            <text:p>0.11%</text:p>
          </table:table-cell>
          <table:table-cell table:number-columns-repeated="2"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16"/>
          <table:table-cell table:style-name="ce16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" table:style-name="ta1">
        <table:shapes>
          <draw:frame draw:z-index="0" draw:style-name="gr1" draw:text-style-name="P1" svg:width="16.01cm" svg:height="8.999cm" svg:x="20.451cm" svg:y="0.6cm">
            <draw:object draw:notify-on-update-of-ranges="'ENV-ECO'.A2:'ENV-ECO'.A21 'ENV-ECO'.B1:'ENV-ECO'.B1 'ENV-ECO'.B2:'ENV-ECO'.B21 'ENV-ECO'.C1:'ENV-ECO'.C1 'ENV-ECO'.C2:'ENV-ECO'.C21 'ENV-ECO'.D1:'ENV-ECO'.D1 'ENV-ECO'.D2:'ENV-ECO'.D21 'ENV-ECO'.E1:'ENV-ECO'.E1 'ENV-ECO'.E2:'ENV-ECO'.E21 'ENV-ECO'.F1:'ENV-ECO'.F1 'ENV-ECO'.F2:'ENV-ECO'.F21 'ENV-ECO'.G1:'ENV-ECO'.G1 'ENV-ECO'.G2:'ENV-ECO'.G21 'ENV-ECO'.H1:'ENV-ECO'.H1 'ENV-ECO'.H2:'ENV-ECO'.H21 'ENV-ECO'.I1:'ENV-ECO'.I1 'ENV-ECO'.I2:'ENV-ECO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'.A25:'ENV-ECO'.A44 'ENV-ECO'.B24:'ENV-ECO'.B24 'ENV-ECO'.B25:'ENV-ECO'.B44 'ENV-ECO'.C24:'ENV-ECO'.C24 'ENV-ECO'.C25:'ENV-ECO'.C44 'ENV-ECO'.D24:'ENV-ECO'.D24 'ENV-ECO'.D25:'ENV-ECO'.D44 'ENV-ECO'.E24:'ENV-ECO'.E24 'ENV-ECO'.E25:'ENV-ECO'.E44 'ENV-ECO'.F24:'ENV-ECO'.F24 'ENV-ECO'.F25:'ENV-ECO'.F44 'ENV-ECO'.G24:'ENV-ECO'.G24 'ENV-ECO'.G25:'ENV-ECO'.G44 'ENV-ECO'.H24:'ENV-ECO'.H24 'ENV-ECO'.H25:'ENV-ECO'.H44 'ENV-ECO'.I24:'ENV-ECO'.I24 'ENV-ECO'.I25:'ENV-ECO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Denier} + {Weak,Strong} + ProtectEnvironmen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9" calcext:value-type="percentage">
            <text:p>1.39%</text:p>
          </table:table-cell>
          <table:table-cell office:value-type="percentage" office:value="0.0017" calcext:value-type="percentage">
            <text:p>0.17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office:value-type="percentage" office:value="0.003310824100177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685242247427" calcext:value-type="percentage">
            <text:p>1.67%</text:p>
          </table:table-cell>
          <table:table-cell office:value-type="percentage" office:value="0.001540680521865" calcext:value-type="percentage">
            <text:p>0.15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office:value-type="percentage" office:value="0.003200605706026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138727329043" calcext:value-type="percentage">
            <text:p>1.71%</text:p>
          </table:table-cell>
          <table:table-cell office:value-type="percentage" office:value="0.001583095295454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office:value-type="percentage" office:value="0.003214170922467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35105889075" calcext:value-type="percentage">
            <text:p>1.70%</text:p>
          </table:table-cell>
          <table:table-cell office:value-type="percentage" office:value="0.001357094389486" calcext:value-type="percentage">
            <text:p>0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office:value-type="percentage" office:value="0.00313537440059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41682036149" calcext:value-type="percentage">
            <text:p>1.70%</text:p>
          </table:table-cell>
          <table:table-cell office:value-type="percentage" office:value="0.001364810033198" calcext:value-type="percentage">
            <text:p>0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office:value-type="percentage" office:value="0.003078677309008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65754465983" calcext:value-type="percentage">
            <text:p>1.71%</text:p>
          </table:table-cell>
          <table:table-cell office:value-type="percentage" office:value="0.001216267578867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office:value-type="percentage" office:value="0.00306326827161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44338844598" calcext:value-type="percentage">
            <text:p>1.70%</text:p>
          </table:table-cell>
          <table:table-cell office:value-type="percentage" office:value="0.001217452774614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office:value-type="percentage" office:value="0.003025291436408" calcext:value-type="percentage">
            <text:p>0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143318139648" calcext:value-type="percentage">
            <text:p>1.71%</text:p>
          </table:table-cell>
          <table:table-cell office:value-type="percentage" office:value="0.001210116574563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office:value-type="percentage" office:value="0.003057093282657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20573411551" calcext:value-type="percentage">
            <text:p>1.70%</text:p>
          </table:table-cell>
          <table:table-cell office:value-type="percentage" office:value="0.001074113856069" calcext:value-type="percentage">
            <text:p>0.1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5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5682" calcext:value-type="float">
            <text:p>25,682</text:p>
          </table:table-cell>
          <table:table-cell office:value-type="percentage" office:value="0.0116" calcext:value-type="percentage">
            <text:p>1.16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8" calcext:value-type="percentage">
            <text:p>1.38%</text:p>
          </table:table-cell>
          <table:table-cell office:value-type="percentage" office:value="0.0022" calcext:value-type="percentage">
            <text:p>0.2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483" calcext:value-type="float">
            <text:p>6,483</text:p>
          </table:table-cell>
          <table:table-cell office:value-type="percentage" office:value="0.0095" calcext:value-type="percentage">
            <text:p>0.95%</text:p>
          </table:table-cell>
          <table:table-cell office:value-type="percentage" office:value="0.0031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9" calcext:value-type="percentage">
            <text:p>1.39%</text:p>
          </table:table-cell>
          <table:table-cell office:value-type="percentage" office:value="0.0017" calcext:value-type="percentage">
            <text:p>0.17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50" calcext:value-type="float">
            <text:p>3,050</text:p>
          </table:table-cell>
          <table:table-cell office:value-type="percentage" office:value="0.0084" calcext:value-type="percentage">
            <text:p>0.84%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37" calcext:value-type="percentage">
            <text:p>1.37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84" calcext:value-type="float">
            <text:p>1,884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,317</text:p>
          </table:table-cell>
          <table:table-cell office:value-type="percentage" office:value="0.0074" calcext:value-type="percentage">
            <text:p>0.74%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43" calcext:value-type="percentage">
            <text:p>1.43%</text:p>
          </table:table-cell>
          <table:table-cell office:value-type="percentage" office:value="0.0016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09571887497541" calcext:value-type="percentage">
            <text:p>0.96%</text:p>
          </table:table-cell>
          <table:table-cell office:value-type="percentage" office:value="0.003310824100177" calcext:value-type="percentage">
            <text:p>0.33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6685242247427" calcext:value-type="percentage">
            <text:p>1.67%</text:p>
          </table:table-cell>
          <table:table-cell office:value-type="percentage" office:value="0.001540680521865" calcext:value-type="percentage">
            <text:p>0.15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09120005506418" calcext:value-type="percentage">
            <text:p>0.91%</text:p>
          </table:table-cell>
          <table:table-cell office:value-type="percentage" office:value="0.003200605706026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138727329043" calcext:value-type="percentage">
            <text:p>1.71%</text:p>
          </table:table-cell>
          <table:table-cell office:value-type="percentage" office:value="0.001583095295454" calcext:value-type="percentage">
            <text:p>0.16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008856826541909" calcext:value-type="percentage">
            <text:p>0.89%</text:p>
          </table:table-cell>
          <table:table-cell office:value-type="percentage" office:value="0.003214170922467" calcext:value-type="percentage">
            <text:p>0.3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35105889075" calcext:value-type="percentage">
            <text:p>1.70%</text:p>
          </table:table-cell>
          <table:table-cell office:value-type="percentage" office:value="0.001357094389486" calcext:value-type="percentage">
            <text:p>0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008557727775729" calcext:value-type="percentage">
            <text:p>0.86%</text:p>
          </table:table-cell>
          <table:table-cell office:value-type="percentage" office:value="0.00313537440059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41682036149" calcext:value-type="percentage">
            <text:p>1.70%</text:p>
          </table:table-cell>
          <table:table-cell office:value-type="percentage" office:value="0.001364810033198" calcext:value-type="percentage">
            <text:p>0.14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008209806157355" calcext:value-type="percentage">
            <text:p>0.82%</text:p>
          </table:table-cell>
          <table:table-cell office:value-type="percentage" office:value="0.003078677309008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65754465983" calcext:value-type="percentage">
            <text:p>1.71%</text:p>
          </table:table-cell>
          <table:table-cell office:value-type="percentage" office:value="0.001216267578867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008129442720811" calcext:value-type="percentage">
            <text:p>0.81%</text:p>
          </table:table-cell>
          <table:table-cell office:value-type="percentage" office:value="0.00306326827161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44338844598" calcext:value-type="percentage">
            <text:p>1.70%</text:p>
          </table:table-cell>
          <table:table-cell office:value-type="percentage" office:value="0.001217452774614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007422048323989" calcext:value-type="percentage">
            <text:p>0.74%</text:p>
          </table:table-cell>
          <table:table-cell office:value-type="percentage" office:value="0.003025291436408" calcext:value-type="percentage">
            <text:p>0.3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143318139648" calcext:value-type="percentage">
            <text:p>1.71%</text:p>
          </table:table-cell>
          <table:table-cell office:value-type="percentage" office:value="0.001210116574563" calcext:value-type="percentage">
            <text:p>0.12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00722961249277" calcext:value-type="percentage">
            <text:p>0.72%</text:p>
          </table:table-cell>
          <table:table-cell office:value-type="percentage" office:value="0.003057093282657" calcext:value-type="percentage">
            <text:p>0.31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17020573411551" calcext:value-type="percentage">
            <text:p>1.70%</text:p>
          </table:table-cell>
          <table:table-cell office:value-type="percentage" office:value="0.001074113856069" calcext:value-type="percentage">
            <text:p>0.11%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00-00-00</text:date>, <text:time style:data-style-name="N2" text:time-value="12:43:01.039855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2-06T21:55:45.717550281</dc:date>
    <meta:editing-duration>P1DT3H29M39S</meta:editing-duration>
    <meta:editing-cycles>131</meta:editing-cycles>
    <meta:generator>LibreOffice/6.4.6.2$Linux_X86_64 LibreOffice_project/40$Build-2</meta:generator>
    <meta:document-statistic meta:table-count="3" meta:cell-count="1092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66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25682">
                <text:p>25682</text:p>
                <draw:g>
                  <svg:desc>CAUSE.B2:CAUSE.B21</svg:desc>
                </draw:g>
              </table:table-cell>
              <table:table-cell office:value-type="float" office:value="0.0116">
                <text:p>0.0116</text:p>
                <draw:g>
                  <svg:desc>CAUSE.C2:CAUSE.C21</svg:desc>
                </draw:g>
              </table:table-cell>
              <table:table-cell office:value-type="float" office:value="0.004">
                <text:p>0.004</text:p>
                <draw:g>
                  <svg:desc>CAUSE.D2:CAUSE.D21</svg:desc>
                </draw:g>
              </table:table-cell>
              <table:table-cell office:value-type="float" office:value="0">
                <text:p>0</text:p>
                <draw:g>
                  <svg:desc>CAUSE.E2:CAUSE.E21</svg:desc>
                </draw:g>
              </table:table-cell>
              <table:table-cell office:value-type="float" office:value="0.0138">
                <text:p>0.0138</text:p>
                <draw:g>
                  <svg:desc>CAUSE.F2:CAUSE.F21</svg:desc>
                </draw:g>
              </table:table-cell>
              <table:table-cell office:value-type="float" office:value="0.0022">
                <text:p>0.0022</text:p>
                <draw:g>
                  <svg:desc>CAUSE.G2:CAUSE.G21</svg:desc>
                </draw:g>
              </table:table-cell>
              <table:table-cell office:value-type="float" office:value="0">
                <text:p>0</text:p>
                <draw:g>
                  <svg:desc>CAUSE.H2:CAUSE.H21</svg:desc>
                </draw:g>
              </table:table-cell>
              <table:table-cell office:value-type="float" office:value="0">
                <text:p>0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07175784987388">
                <text:p>0.007175784987388</text:p>
              </table:table-cell>
              <table:table-cell office:value-type="float" office:value="0.003044272418892">
                <text:p>0.003044272418892</text:p>
              </table:table-cell>
              <table:table-cell office:value-type="float" office:value="0">
                <text:p>0</text:p>
              </table:table-cell>
              <table:table-cell office:value-type="float" office:value="0.016656519091937">
                <text:p>0.016656519091937</text:p>
              </table:table-cell>
              <table:table-cell office:value-type="float" office:value="0.00104375054362">
                <text:p>0.00104375054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66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25682">
                <text:p>25682</text:p>
                <draw:g>
                  <svg:desc>CAUSE.B25:CAUSE.B44</svg:desc>
                </draw:g>
              </table:table-cell>
              <table:table-cell office:value-type="float" office:value="0.0116">
                <text:p>0.0116</text:p>
                <draw:g>
                  <svg:desc>CAUSE.C25:CAUSE.C44</svg:desc>
                </draw:g>
              </table:table-cell>
              <table:table-cell office:value-type="float" office:value="0.004">
                <text:p>0.004</text:p>
                <draw:g>
                  <svg:desc>CAUSE.D25:CAUSE.D44</svg:desc>
                </draw:g>
              </table:table-cell>
              <table:table-cell office:value-type="float" office:value="0">
                <text:p>0</text:p>
                <draw:g>
                  <svg:desc>CAUSE.E25:CAUSE.E44</svg:desc>
                </draw:g>
              </table:table-cell>
              <table:table-cell office:value-type="float" office:value="0.0138">
                <text:p>0.0138</text:p>
                <draw:g>
                  <svg:desc>CAUSE.F25:CAUSE.F44</svg:desc>
                </draw:g>
              </table:table-cell>
              <table:table-cell office:value-type="float" office:value="0.0022">
                <text:p>0.0022</text:p>
                <draw:g>
                  <svg:desc>CAUSE.G25:CAUSE.G44</svg:desc>
                </draw:g>
              </table:table-cell>
              <table:table-cell office:value-type="float" office:value="0">
                <text:p>0</text:p>
                <draw:g>
                  <svg:desc>CAUSE.H25:CAUSE.H44</svg:desc>
                </draw:g>
              </table:table-cell>
              <table:table-cell office:value-type="float" office:value="0">
                <text:p>0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07175784987388">
                <text:p>0.007175784987388</text:p>
              </table:table-cell>
              <table:table-cell office:value-type="float" office:value="0.003044272418892">
                <text:p>0.003044272418892</text:p>
              </table:table-cell>
              <table:table-cell office:value-type="float" office:value="0">
                <text:p>0</text:p>
              </table:table-cell>
              <table:table-cell office:value-type="float" office:value="0.016656519091937">
                <text:p>0.016656519091937</text:p>
              </table:table-cell>
              <table:table-cell office:value-type="float" office:value="0.00104375054362">
                <text:p>0.00104375054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676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25682">
                <text:p>25682</text:p>
                <draw:g>
                  <svg:desc>'CNSRV-CO2'.B2:'CNSRV-CO2'.B21</svg:desc>
                </draw:g>
              </table:table-cell>
              <table:table-cell office:value-type="float" office:value="0.0116">
                <text:p>0.0116</text:p>
                <draw:g>
                  <svg:desc>'CNSRV-CO2'.C2:'CNSRV-CO2'.C21</svg:desc>
                </draw:g>
              </table:table-cell>
              <table:table-cell office:value-type="float" office:value="0.004">
                <text:p>0.004</text:p>
                <draw:g>
                  <svg:desc>'CNSRV-CO2'.D2:'CNSRV-CO2'.D21</svg:desc>
                </draw:g>
              </table:table-cell>
              <table:table-cell office:value-type="float" office:value="0">
                <text:p>0</text:p>
                <draw:g>
                  <svg:desc>'CNSRV-CO2'.E2:'CNSRV-CO2'.E21</svg:desc>
                </draw:g>
              </table:table-cell>
              <table:table-cell office:value-type="float" office:value="0.0138">
                <text:p>0.0138</text:p>
                <draw:g>
                  <svg:desc>'CNSRV-CO2'.F2:'CNSRV-CO2'.F21</svg:desc>
                </draw:g>
              </table:table-cell>
              <table:table-cell office:value-type="float" office:value="0.0022">
                <text:p>0.0022</text:p>
                <draw:g>
                  <svg:desc>'CNSRV-CO2'.G2:'CNSRV-CO2'.G21</svg:desc>
                </draw:g>
              </table:table-cell>
              <table:table-cell office:value-type="float" office:value="0">
                <text:p>0</text:p>
                <draw:g>
                  <svg:desc>'CNSRV-CO2'.H2:'CNSRV-CO2'.H21</svg:desc>
                </draw:g>
              </table:table-cell>
              <table:table-cell office:value-type="float" office:value="0">
                <text:p>0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65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25682">
                <text:p>25682</text:p>
                <draw:g>
                  <svg:desc>'CNSRV-CO2'.B25:'CNSRV-CO2'.B44</svg:desc>
                </draw:g>
              </table:table-cell>
              <table:table-cell office:value-type="float" office:value="0.0116">
                <text:p>0.0116</text:p>
                <draw:g>
                  <svg:desc>'CNSRV-CO2'.C25:'CNSRV-CO2'.C44</svg:desc>
                </draw:g>
              </table:table-cell>
              <table:table-cell office:value-type="float" office:value="0.004">
                <text:p>0.004</text:p>
                <draw:g>
                  <svg:desc>'CNSRV-CO2'.D25:'CNSRV-CO2'.D44</svg:desc>
                </draw:g>
              </table:table-cell>
              <table:table-cell office:value-type="float" office:value="0">
                <text:p>0</text:p>
                <draw:g>
                  <svg:desc>'CNSRV-CO2'.E25:'CNSRV-CO2'.E44</svg:desc>
                </draw:g>
              </table:table-cell>
              <table:table-cell office:value-type="float" office:value="0.0138">
                <text:p>0.0138</text:p>
                <draw:g>
                  <svg:desc>'CNSRV-CO2'.F25:'CNSRV-CO2'.F44</svg:desc>
                </draw:g>
              </table:table-cell>
              <table:table-cell office:value-type="float" office:value="0.0022">
                <text:p>0.0022</text:p>
                <draw:g>
                  <svg:desc>'CNSRV-CO2'.G25:'CNSRV-CO2'.G44</svg:desc>
                </draw:g>
              </table:table-cell>
              <table:table-cell office:value-type="float" office:value="0">
                <text:p>0</text:p>
                <draw:g>
                  <svg:desc>'CNSRV-CO2'.H25:'CNSRV-CO2'.H44</svg:desc>
                </draw:g>
              </table:table-cell>
              <table:table-cell office:value-type="float" office:value="0">
                <text:p>0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07308574827909">
                <text:p>0.007308574827909</text:p>
              </table:table-cell>
              <table:table-cell office:value-type="float" office:value="0.00310189513045">
                <text:p>0.00310189513045</text:p>
              </table:table-cell>
              <table:table-cell office:value-type="float" office:value="0">
                <text:p>0</text:p>
              </table:table-cell>
              <table:table-cell office:value-type="float" office:value="0.017081669074531">
                <text:p>0.017081669074531</text:p>
              </table:table-cell>
              <table:table-cell office:value-type="float" office:value="0.001062292852894">
                <text:p>0.001062292852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'.A1:'ENV-ECO'.I21" chart:data-source-has-labels="both" svg:x="0.32cm" svg:y="0.18cm" svg:width="11.375cm" svg:height="8.64cm">
          <chartooo:coordinate-region svg:x="1.735cm" svg:y="0.379cm" svg:width="8.676cm" svg:height="7.794cm"/>
          <chart:axis chart:dimension="x" chart:name="primary-x" chart:style-name="ch4" chartooo:axis-type="auto">
            <chartooo:date-scale/>
            <chart:categories table:cell-range-address="'ENV-ECO'.A2:'ENV-ECO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'.B2:'ENV-ECO'.B21" chart:label-cell-address="'ENV-ECO'.B1:'ENV-ECO'.B1" chart:class="chart:line">
            <chart:data-point chart:repeated="20"/>
          </chart:series>
          <chart:series chart:attached-axis="primary-y" chart:style-name="ch9" chart:values-cell-range-address="'ENV-ECO'.C2:'ENV-ECO'.C21" chart:label-cell-address="'ENV-ECO'.C1:'ENV-ECO'.C1" chart:class="chart:line">
            <chart:data-point chart:repeated="20"/>
          </chart:series>
          <chart:series chart:attached-axis="primary-y" chart:style-name="ch10" chart:values-cell-range-address="'ENV-ECO'.D2:'ENV-ECO'.D21" chart:label-cell-address="'ENV-ECO'.D1:'ENV-ECO'.D1" chart:class="chart:line">
            <chart:data-point chart:repeated="20"/>
          </chart:series>
          <chart:series chart:attached-axis="primary-y" chart:style-name="ch11" chart:values-cell-range-address="'ENV-ECO'.E2:'ENV-ECO'.E21" chart:label-cell-address="'ENV-ECO'.E1:'ENV-ECO'.E1" chart:class="chart:line">
            <chart:data-point chart:repeated="20"/>
          </chart:series>
          <chart:series chart:attached-axis="primary-y" chart:style-name="ch12" chart:values-cell-range-address="'ENV-ECO'.F2:'ENV-ECO'.F21" chart:label-cell-address="'ENV-ECO'.F1:'ENV-ECO'.F1" chart:class="chart:line">
            <chart:data-point chart:repeated="20"/>
          </chart:series>
          <chart:series chart:attached-axis="primary-y" chart:style-name="ch13" chart:values-cell-range-address="'ENV-ECO'.G2:'ENV-ECO'.G21" chart:label-cell-address="'ENV-ECO'.G1:'ENV-ECO'.G1" chart:class="chart:line">
            <chart:data-point chart:repeated="20"/>
          </chart:series>
          <chart:series chart:attached-axis="primary-y" chart:style-name="ch14" chart:values-cell-range-address="'ENV-ECO'.H2:'ENV-ECO'.H21" chart:label-cell-address="'ENV-ECO'.H1:'ENV-ECO'.H1" chart:class="chart:line">
            <chart:data-point chart:repeated="20"/>
          </chart:series>
          <chart:series chart:attached-axis="primary-y" chart:style-name="ch15" chart:values-cell-range-address="'ENV-ECO'.I2:'ENV-ECO'.I21" chart:label-cell-address="'ENV-ECO'.I1:'ENV-ECO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'.B1:'ENV-ECO'.B1</svg:desc>
                </draw:g>
              </table:table-cell>
              <table:table-cell office:value-type="string">
                <text:p>WkPEA</text:p>
                <draw:g>
                  <svg:desc>'ENV-ECO'.C1:'ENV-ECO'.C1</svg:desc>
                </draw:g>
              </table:table-cell>
              <table:table-cell office:value-type="string">
                <text:p>GrnWkPEA</text:p>
                <draw:g>
                  <svg:desc>'ENV-ECO'.D1:'ENV-ECO'.D1</svg:desc>
                </draw:g>
              </table:table-cell>
              <table:table-cell office:value-type="string">
                <text:p>DnrWkPEA</text:p>
                <draw:g>
                  <svg:desc>'ENV-ECO'.E1:'ENV-ECO'.E1</svg:desc>
                </draw:g>
              </table:table-cell>
              <table:table-cell office:value-type="string">
                <text:p>StrPEA</text:p>
                <draw:g>
                  <svg:desc>'ENV-ECO'.F1:'ENV-ECO'.F1</svg:desc>
                </draw:g>
              </table:table-cell>
              <table:table-cell office:value-type="string">
                <text:p>StrPEA(AB)</text:p>
                <draw:g>
                  <svg:desc>'ENV-ECO'.G1:'ENV-ECO'.G1</svg:desc>
                </draw:g>
              </table:table-cell>
              <table:table-cell office:value-type="string">
                <text:p>GrnStrPEA</text:p>
                <draw:g>
                  <svg:desc>'ENV-ECO'.H1:'ENV-ECO'.H1</svg:desc>
                </draw:g>
              </table:table-cell>
              <table:table-cell office:value-type="string">
                <text:p>DnrStrPEA</text:p>
                <draw:g>
                  <svg:desc>'ENV-ECO'.I1:'ENV-ECO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'.A2:'ENV-ECO'.A21</svg:desc>
                </draw:g>
              </table:table-cell>
              <table:table-cell office:value-type="float" office:value="25682">
                <text:p>25682</text:p>
                <draw:g>
                  <svg:desc>'ENV-ECO'.B2:'ENV-ECO'.B21</svg:desc>
                </draw:g>
              </table:table-cell>
              <table:table-cell office:value-type="float" office:value="0.0116">
                <text:p>0.0116</text:p>
                <draw:g>
                  <svg:desc>'ENV-ECO'.C2:'ENV-ECO'.C21</svg:desc>
                </draw:g>
              </table:table-cell>
              <table:table-cell office:value-type="float" office:value="0.004">
                <text:p>0.004</text:p>
                <draw:g>
                  <svg:desc>'ENV-ECO'.D2:'ENV-ECO'.D21</svg:desc>
                </draw:g>
              </table:table-cell>
              <table:table-cell office:value-type="float" office:value="0">
                <text:p>0</text:p>
                <draw:g>
                  <svg:desc>'ENV-ECO'.E2:'ENV-ECO'.E21</svg:desc>
                </draw:g>
              </table:table-cell>
              <table:table-cell office:value-type="float" office:value="0.0138">
                <text:p>0.0138</text:p>
                <draw:g>
                  <svg:desc>'ENV-ECO'.F2:'ENV-ECO'.F21</svg:desc>
                </draw:g>
              </table:table-cell>
              <table:table-cell office:value-type="float" office:value="0.0022">
                <text:p>0.0022</text:p>
                <draw:g>
                  <svg:desc>'ENV-ECO'.G2:'ENV-ECO'.G21</svg:desc>
                </draw:g>
              </table:table-cell>
              <table:table-cell office:value-type="float" office:value="0">
                <text:p>0</text:p>
                <draw:g>
                  <svg:desc>'ENV-ECO'.H2:'ENV-ECO'.H21</svg:desc>
                </draw:g>
              </table:table-cell>
              <table:table-cell office:value-type="float" office:value="0">
                <text:p>0</text:p>
                <draw:g>
                  <svg:desc>'ENV-ECO'.I2:'ENV-ECO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'.A24:'ENV-ECO'.I44" chart:data-source-has-labels="both" svg:x="0.32cm" svg:y="0.18cm" svg:width="11.348cm" svg:height="8.64cm">
          <chartooo:coordinate-region svg:x="1.55cm" svg:y="0.379cm" svg:width="8.835cm" svg:height="7.794cm"/>
          <chart:axis chart:dimension="x" chart:name="primary-x" chart:style-name="ch4" chartooo:axis-type="auto">
            <chartooo:date-scale/>
            <chart:categories table:cell-range-address="'ENV-ECO'.A25:'ENV-ECO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'.B25:'ENV-ECO'.B44" chart:label-cell-address="'ENV-ECO'.B24:'ENV-ECO'.B24" chart:class="chart:line">
            <chart:data-point chart:repeated="20"/>
          </chart:series>
          <chart:series chart:attached-axis="primary-y" chart:style-name="ch9" chart:values-cell-range-address="'ENV-ECO'.C25:'ENV-ECO'.C44" chart:label-cell-address="'ENV-ECO'.C24:'ENV-ECO'.C24" chart:class="chart:line">
            <chart:data-point chart:repeated="20"/>
          </chart:series>
          <chart:series chart:attached-axis="primary-y" chart:style-name="ch10" chart:values-cell-range-address="'ENV-ECO'.D25:'ENV-ECO'.D44" chart:label-cell-address="'ENV-ECO'.D24:'ENV-ECO'.D24" chart:class="chart:line">
            <chart:data-point chart:repeated="20"/>
          </chart:series>
          <chart:series chart:attached-axis="primary-y" chart:style-name="ch11" chart:values-cell-range-address="'ENV-ECO'.E25:'ENV-ECO'.E44" chart:label-cell-address="'ENV-ECO'.E24:'ENV-ECO'.E24" chart:class="chart:line">
            <chart:data-point chart:repeated="20"/>
          </chart:series>
          <chart:series chart:attached-axis="primary-y" chart:style-name="ch12" chart:values-cell-range-address="'ENV-ECO'.F25:'ENV-ECO'.F44" chart:label-cell-address="'ENV-ECO'.F24:'ENV-ECO'.F24" chart:class="chart:line">
            <chart:data-point chart:repeated="20"/>
          </chart:series>
          <chart:series chart:attached-axis="primary-y" chart:style-name="ch13" chart:values-cell-range-address="'ENV-ECO'.G25:'ENV-ECO'.G44" chart:label-cell-address="'ENV-ECO'.G24:'ENV-ECO'.G24" chart:class="chart:line">
            <chart:data-point chart:repeated="20"/>
          </chart:series>
          <chart:series chart:attached-axis="primary-y" chart:style-name="ch14" chart:values-cell-range-address="'ENV-ECO'.H25:'ENV-ECO'.H44" chart:label-cell-address="'ENV-ECO'.H24:'ENV-ECO'.H24" chart:class="chart:line">
            <chart:data-point chart:repeated="20"/>
          </chart:series>
          <chart:series chart:attached-axis="primary-y" chart:style-name="ch15" chart:values-cell-range-address="'ENV-ECO'.I25:'ENV-ECO'.I44" chart:label-cell-address="'ENV-ECO'.I24:'ENV-ECO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'.B24:'ENV-ECO'.B24</svg:desc>
                </draw:g>
              </table:table-cell>
              <table:table-cell office:value-type="string">
                <text:p>WkEGA</text:p>
                <draw:g>
                  <svg:desc>'ENV-ECO'.C24:'ENV-ECO'.C24</svg:desc>
                </draw:g>
              </table:table-cell>
              <table:table-cell office:value-type="string">
                <text:p>GrnWkEGA</text:p>
                <draw:g>
                  <svg:desc>'ENV-ECO'.D24:'ENV-ECO'.D24</svg:desc>
                </draw:g>
              </table:table-cell>
              <table:table-cell office:value-type="string">
                <text:p>DnrWkEGA</text:p>
                <draw:g>
                  <svg:desc>'ENV-ECO'.E24:'ENV-ECO'.E24</svg:desc>
                </draw:g>
              </table:table-cell>
              <table:table-cell office:value-type="string">
                <text:p>StrEGA</text:p>
                <draw:g>
                  <svg:desc>'ENV-ECO'.F24:'ENV-ECO'.F24</svg:desc>
                </draw:g>
              </table:table-cell>
              <table:table-cell office:value-type="string">
                <text:p>StrEGA(AB)</text:p>
                <draw:g>
                  <svg:desc>'ENV-ECO'.G24:'ENV-ECO'.G24</svg:desc>
                </draw:g>
              </table:table-cell>
              <table:table-cell office:value-type="string">
                <text:p>GrnStrEGA</text:p>
                <draw:g>
                  <svg:desc>'ENV-ECO'.H24:'ENV-ECO'.H24</svg:desc>
                </draw:g>
              </table:table-cell>
              <table:table-cell office:value-type="string">
                <text:p>DnrStrEGA</text:p>
                <draw:g>
                  <svg:desc>'ENV-ECO'.I24:'ENV-ECO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'.A25:'ENV-ECO'.A44</svg:desc>
                </draw:g>
              </table:table-cell>
              <table:table-cell office:value-type="float" office:value="25682">
                <text:p>25682</text:p>
                <draw:g>
                  <svg:desc>'ENV-ECO'.B25:'ENV-ECO'.B44</svg:desc>
                </draw:g>
              </table:table-cell>
              <table:table-cell office:value-type="float" office:value="0.0116">
                <text:p>0.0116</text:p>
                <draw:g>
                  <svg:desc>'ENV-ECO'.C25:'ENV-ECO'.C44</svg:desc>
                </draw:g>
              </table:table-cell>
              <table:table-cell office:value-type="float" office:value="0.004">
                <text:p>0.004</text:p>
                <draw:g>
                  <svg:desc>'ENV-ECO'.D25:'ENV-ECO'.D44</svg:desc>
                </draw:g>
              </table:table-cell>
              <table:table-cell office:value-type="float" office:value="0">
                <text:p>0</text:p>
                <draw:g>
                  <svg:desc>'ENV-ECO'.E25:'ENV-ECO'.E44</svg:desc>
                </draw:g>
              </table:table-cell>
              <table:table-cell office:value-type="float" office:value="0.0138">
                <text:p>0.0138</text:p>
                <draw:g>
                  <svg:desc>'ENV-ECO'.F25:'ENV-ECO'.F44</svg:desc>
                </draw:g>
              </table:table-cell>
              <table:table-cell office:value-type="float" office:value="0.0022">
                <text:p>0.0022</text:p>
                <draw:g>
                  <svg:desc>'ENV-ECO'.G25:'ENV-ECO'.G44</svg:desc>
                </draw:g>
              </table:table-cell>
              <table:table-cell office:value-type="float" office:value="0">
                <text:p>0</text:p>
                <draw:g>
                  <svg:desc>'ENV-ECO'.H25:'ENV-ECO'.H44</svg:desc>
                </draw:g>
              </table:table-cell>
              <table:table-cell office:value-type="float" office:value="0">
                <text:p>0</text:p>
                <draw:g>
                  <svg:desc>'ENV-ECO'.I25:'ENV-ECO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83">
                <text:p>6483</text:p>
              </table:table-cell>
              <table:table-cell office:value-type="float" office:value="0.0095">
                <text:p>0.0095</text:p>
              </table:table-cell>
              <table:table-cell office:value-type="float" office:value="0.0031">
                <text:p>0.0031</text:p>
              </table:table-cell>
              <table:table-cell office:value-type="float" office:value="0">
                <text:p>0</text:p>
              </table:table-cell>
              <table:table-cell office:value-type="float" office:value="0.0139">
                <text:p>0.0139</text:p>
              </table:table-cell>
              <table:table-cell office:value-type="float" office:value="0.0017">
                <text:p>0.0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50">
                <text:p>3050</text:p>
              </table:table-cell>
              <table:table-cell office:value-type="float" office:value="0.0084">
                <text:p>0.008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37">
                <text:p>0.0137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84">
                <text:p>1884</text:p>
              </table:table-cell>
              <table:table-cell office:value-type="float" office:value="0.008">
                <text:p>0.008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317">
                <text:p>1317</text:p>
              </table:table-cell>
              <table:table-cell office:value-type="float" office:value="0.0074">
                <text:p>0.0074</text:p>
              </table:table-cell>
              <table:table-cell office:value-type="float" office:value="0.0029">
                <text:p>0.0029</text:p>
              </table:table-cell>
              <table:table-cell office:value-type="float" office:value="0">
                <text:p>0</text:p>
              </table:table-cell>
              <table:table-cell office:value-type="float" office:value="0.0143">
                <text:p>0.0143</text:p>
              </table:table-cell>
              <table:table-cell office:value-type="float" office:value="0.0016">
                <text:p>0.0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09571887497541">
                <text:p>0.009571887497541</text:p>
              </table:table-cell>
              <table:table-cell office:value-type="float" office:value="0.003310824100177">
                <text:p>0.003310824100177</text:p>
              </table:table-cell>
              <table:table-cell office:value-type="float" office:value="0">
                <text:p>0</text:p>
              </table:table-cell>
              <table:table-cell office:value-type="float" office:value="0.016685242247427">
                <text:p>0.016685242247427</text:p>
              </table:table-cell>
              <table:table-cell office:value-type="float" office:value="0.001540680521865">
                <text:p>0.001540680521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09120005506418">
                <text:p>0.009120005506418</text:p>
              </table:table-cell>
              <table:table-cell office:value-type="float" office:value="0.003200605706026">
                <text:p>0.003200605706026</text:p>
              </table:table-cell>
              <table:table-cell office:value-type="float" office:value="0">
                <text:p>0</text:p>
              </table:table-cell>
              <table:table-cell office:value-type="float" office:value="0.017138727329043">
                <text:p>0.017138727329043</text:p>
              </table:table-cell>
              <table:table-cell office:value-type="float" office:value="0.001583095295454">
                <text:p>0.001583095295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08856826541909">
                <text:p>0.008856826541909</text:p>
              </table:table-cell>
              <table:table-cell office:value-type="float" office:value="0.003214170922467">
                <text:p>0.003214170922467</text:p>
              </table:table-cell>
              <table:table-cell office:value-type="float" office:value="0">
                <text:p>0</text:p>
              </table:table-cell>
              <table:table-cell office:value-type="float" office:value="0.017035105889075">
                <text:p>0.017035105889075</text:p>
              </table:table-cell>
              <table:table-cell office:value-type="float" office:value="0.001357094389486">
                <text:p>0.001357094389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08557727775729">
                <text:p>0.008557727775729</text:p>
              </table:table-cell>
              <table:table-cell office:value-type="float" office:value="0.00313537440059">
                <text:p>0.00313537440059</text:p>
              </table:table-cell>
              <table:table-cell office:value-type="float" office:value="0">
                <text:p>0</text:p>
              </table:table-cell>
              <table:table-cell office:value-type="float" office:value="0.017041682036149">
                <text:p>0.017041682036149</text:p>
              </table:table-cell>
              <table:table-cell office:value-type="float" office:value="0.001364810033198">
                <text:p>0.001364810033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08209806157355">
                <text:p>0.008209806157355</text:p>
              </table:table-cell>
              <table:table-cell office:value-type="float" office:value="0.003078677309008">
                <text:p>0.003078677309008</text:p>
              </table:table-cell>
              <table:table-cell office:value-type="float" office:value="0">
                <text:p>0</text:p>
              </table:table-cell>
              <table:table-cell office:value-type="float" office:value="0.017065754465983">
                <text:p>0.017065754465983</text:p>
              </table:table-cell>
              <table:table-cell office:value-type="float" office:value="0.001216267578867">
                <text:p>0.001216267578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08129442720811">
                <text:p>0.008129442720811</text:p>
              </table:table-cell>
              <table:table-cell office:value-type="float" office:value="0.00306326827161">
                <text:p>0.00306326827161</text:p>
              </table:table-cell>
              <table:table-cell office:value-type="float" office:value="0">
                <text:p>0</text:p>
              </table:table-cell>
              <table:table-cell office:value-type="float" office:value="0.017044338844598">
                <text:p>0.017044338844598</text:p>
              </table:table-cell>
              <table:table-cell office:value-type="float" office:value="0.001217452774614">
                <text:p>0.001217452774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07422048323989">
                <text:p>0.007422048323989</text:p>
              </table:table-cell>
              <table:table-cell office:value-type="float" office:value="0.003025291436408">
                <text:p>0.003025291436408</text:p>
              </table:table-cell>
              <table:table-cell office:value-type="float" office:value="0">
                <text:p>0</text:p>
              </table:table-cell>
              <table:table-cell office:value-type="float" office:value="0.017143318139648">
                <text:p>0.017143318139648</text:p>
              </table:table-cell>
              <table:table-cell office:value-type="float" office:value="0.001210116574563">
                <text:p>0.00121011657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0722961249277">
                <text:p>0.00722961249277</text:p>
              </table:table-cell>
              <table:table-cell office:value-type="float" office:value="0.003057093282657">
                <text:p>0.003057093282657</text:p>
              </table:table-cell>
              <table:table-cell office:value-type="float" office:value="0">
                <text:p>0</text:p>
              </table:table-cell>
              <table:table-cell office:value-type="float" office:value="0.017020573411551">
                <text:p>0.017020573411551</text:p>
              </table:table-cell>
              <table:table-cell office:value-type="float" office:value="0.001074113856069">
                <text:p>0.001074113856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